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bd370"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d9225"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0504c"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b73dd"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0504c" officeooo:paragraph-rsid="0020504c"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0504c" officeooo:paragraph-rsid="0022e6cb" style:font-style-asian="normal" style:font-weight-asian="normal" style:font-style-complex="normal" style:font-weight-complex="normal"/>
    </style:style>
    <style:style style:name="P159" style:family="paragraph" style:parent-style-name="Heading_20_1">
      <style:paragraph-properties fo:margin-left="0in" fo:margin-right="0in" fo:text-align="center" style:justify-single-word="false" fo:text-indent="0.1965in" style:auto-text-indent="false"/>
    </style:style>
    <style:style style:name="P160" style:family="paragraph" style:parent-style-name="Heading_20_2">
      <style:text-properties fo:language="en" fo:country="US"/>
    </style:style>
    <style:style style:name="P161" style:family="paragraph" style:parent-style-name="Heading_20_2">
      <style:paragraph-properties fo:text-align="justify" style:justify-single-word="false"/>
    </style:style>
    <style:style style:name="P16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25533"/>
    </style:style>
    <style:style style:name="T79" style:family="text">
      <style:text-properties officeooo:rsid="00163aeb"/>
    </style:style>
    <style:style style:name="T80" style:family="text">
      <style:text-properties officeooo:rsid="00194a38"/>
    </style:style>
    <style:style style:name="T81" style:family="text">
      <style:text-properties officeooo:rsid="001bd370"/>
    </style:style>
    <style:style style:name="T82" style:family="text">
      <style:text-properties officeooo:rsid="001d9225"/>
    </style:style>
    <style:style style:name="T83" style:family="text">
      <style:text-properties officeooo:rsid="002028de"/>
    </style:style>
    <style:style style:name="T84" style:family="text">
      <style:text-properties officeooo:rsid="0020504c"/>
    </style:style>
    <style:style style:name="T85" style:family="text">
      <style:text-properties officeooo:rsid="0024e431"/>
    </style:style>
    <style:style style:name="T86" style:family="text">
      <style:text-properties officeooo:rsid="00285f3e"/>
    </style:style>
    <style:style style:name="T87" style:family="text">
      <style:text-properties officeooo:rsid="00297d1a"/>
    </style:style>
    <style:style style:name="T88" style:family="text">
      <style:text-properties officeooo:rsid="002b73d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1">Последний фанфик</text:h>
      <text:p text:style-name="P53"/>
      <text:h text:style-name="P160"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60"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60"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7874654968104654885" text:style-name="L1">
        <text:list-item>
          <text:p text:style-name="P151"><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oft-page-break/><text:span text:style-name="T74">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0"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0"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text:span text:style-name="T78">развела копытами</text:span>.</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text:span text:style-name="T79">ног</text:span>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л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153">Я вздохнул. Из-за меня страдала пегаска, мой единственный друг в последние дни. <text:span text:style-name="T80">Пегасы явно не были заточены таскать земные повозки:</text:span> <text:span text:style-name="T80">д</text:span>ля <text:span text:style-name="T80">Дэш</text:span> тащить фургон было всё равно что для меня плыть по асфальту. Но лучшего способа передвижения мы так и не придумали.</text:p>
      <text:p text:style-name="P154"><text:soft-page-break/>Железная дорога была для нас закрыта. <text:span text:style-name="T81">И, разумеется, </text:span>единственный наземный путь через горы проходил по железнодорожному тоннелю! <text:span text:style-name="T82">Чокнутые пони даже не подумали сделать запасной наземный путь на случай аварии.</text:span></text:p>
      <text:p text:style-name="P154"><text:span text:style-name="T82">Посмотрев на карту и выругавшись, я решил </text:span>решил обойти <text:span text:style-name="T82">горы</text:span> через Филлидельфию. <text:span text:style-name="T82">И в первый же день сбился со счёта от беззвучных благодарностей лазурной единорожке. </text:span>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pan text:style-name="T83">Проклятье, е</text:span>сли бы дело касалось только меня, я бы уже давно сдался властям!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
      <text:p text:style-name="P155">– <text:span text:style-name="T84">Дэш, – сказал я беспомощно. – Если я чем-то могу помочь — только скажи…</text:span></text:p>
      <text:p text:style-name="P157">Пегаска серьёзно взглянула на меня.</text:p>
      <text:p text:style-name="P157">– Можешь.</text:p>
      <text:p text:style-name="P158">– Как? – <text:span text:style-name="T85">я с готовностью подхватился с земли.</text:span></text:p>
      <text:p text:style-name="P157"/>
      <text:p text:style-name="P51">Пегаска пробормотала что-то чуть слышно.</text:p>
      <text:p text:style-name="P51">– Что? – не расслышал я.</text:p>
      <text:p text:style-name="P51">– Обними меня, – <text:span text:style-name="T84">напряжённо</text:span> повторила Дэш. – Ну, помнишь, как ты это сделал на крыше «Псинтела»? Мне станет легче тянуть.</text:p>
      <text:p text:style-name="P51"/>
      <text:p text:style-name="P51"><text:span text:style-name="T87">Всего-то? </text:span>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156">– <text:span text:style-name="T88">Гы-гы-гы, круть! Пожалуй, это даже лучше почесушек! Осталось только проверить…</text:span></text:p>
      <text:p text:style-name="P156">– <text:span text:style-name="T88">Проверить что? – прохрипел я. Сила объятий пегаски поражала.</text:span></text:p>
      <text:p text:style-name="P156">– <text:span text:style-name="T88">Проверить, насколько круче будут обнимашки с почесушками вместе! Приступай!</text:span></text:p>
      <text:p text:style-name="P51"/>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text:soft-page-break/>–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text:span><text:soft-page-break/><text:span text:style-name="T20">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text:soft-page-break/>–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text:soft-page-break/>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text:soft-page-break/></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text:soft-page-break/>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text:soft-page-break/>–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text:soft-page-break/>–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text:soft-page-break/>–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text:soft-page-break/>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oft-page-break/><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text:soft-page-break/>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text:soft-page-break/>–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oft-page-break/><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oft-page-break/><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oft-page-break/><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text:span><text:soft-page-break/><text:span text:style-name="T24">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oft-page-break/><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oft-page-break/><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soft-page-break/>…</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text:soft-page-break/>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oft-page-break/><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oft-page-break/><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text:soft-page-break/>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text:soft-page-break/>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oft-page-break/><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oft-page-break/><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oft-page-break/><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oft-page-break/><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oft-page-break/><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oft-page-break/><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61"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text:soft-page-break/>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text:soft-page-break/>–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text:soft-page-break/>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text:soft-page-break/>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text:soft-page-break/>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text:soft-page-break/>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text:soft-page-break/>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text:soft-page-break/></text:p>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soft-page-break/>…</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text:soft-page-break/>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text:soft-page-break/>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text:soft-page-break/>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oft-page-break/><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text:soft-page-break/>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text:soft-page-break/>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text:soft-page-break/>–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text:soft-page-break/>–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soft-page-break/>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text:soft-page-break/>–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text:soft-page-break/>–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text:soft-page-break/>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text:soft-page-break/>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text:soft-page-break/>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text:soft-page-break/>–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text:soft-page-break/>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oft-page-break/><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text:soft-page-break/>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62"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text:soft-page-break/>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text:soft-page-break/>–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text:soft-page-break/></text:p>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text:soft-page-break/>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2"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soft-page-break/>…</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text:soft-page-break/>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text:soft-page-break/>–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text:soft-page-break/>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text:soft-page-break/>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text:soft-page-break/>–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text:soft-page-break/></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text:soft-page-break/>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text:soft-page-break/>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60"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text:soft-page-break/>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text:soft-page-break/>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text:soft-page-break/>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text:soft-page-break/></text:p>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text:soft-page-break/></text:p>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text:soft-page-break/></text:p>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text:soft-page-break/>«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text:soft-page-break/>–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text:soft-page-break/>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text:soft-page-break/>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text:span><text:soft-page-break/><text:span text:style-name="T51">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text:soft-page-break/>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text:soft-page-break/></text:p>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soft-page-break/>~~~</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text:soft-page-break/></text:p>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oft-page-break/><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text:soft-page-break/></text:p>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20T19:41:20.277613536</dc:date>
    <meta:editing-duration>P158DT2H17M16S</meta:editing-duration>
    <meta:editing-cycles>10027</meta:editing-cycles>
    <meta:generator>LibreOffice/5.1.6.2$Linux_X86_64 LibreOffice_project/10m0$Build-2</meta:generator>
    <meta:printed-by>макс </meta:printed-by>
    <meta:print-date>2017-08-23T21:51:29.95</meta:print-date>
    <meta:document-statistic meta:table-count="0" meta:image-count="0" meta:object-count="0" meta:page-count="260" meta:paragraph-count="4934" meta:word-count="103717" meta:character-count="687493" meta:non-whitespace-character-count="584101"/>
  </office:meta>
</office:document-meta>
</file>